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303cm" fo:min-width="2.794cm"/>
    </style:style>
    <style:style style:name="gr2" style:family="graphic" style:parent-style-name="standard">
      <style:graphic-properties svg:stroke-color="#000000" draw:fill-color="#ffffff" draw:textarea-horizontal-align="justify" draw:textarea-vertical-align="middle" draw:auto-grow-height="false" fo:min-height="1.994cm" fo:min-width="5.608cm"/>
    </style:style>
    <style:style style:name="gr3" style:family="graphic" style:parent-style-name="standard">
      <style:graphic-properties svg:stroke-color="#000000" draw:fill-color="#ffffff" draw:textarea-horizontal-align="justify" draw:textarea-vertical-align="middle" draw:auto-grow-height="false" fo:min-height="1.499cm" fo:min-width="3.419cm" fo:wrap-option="no-wrap"/>
    </style:style>
    <style:style style:name="gr4" style:family="graphic" style:parent-style-name="objectwithoutfill">
      <style:graphic-properties svg:stroke-color="#000000" draw:marker-end="Arrow" draw:marker-end-width="0.3cm" draw:fill="none" draw:fill-color="#ffffff" draw:textarea-vertical-align="middle"/>
    </style:style>
    <style:style style:name="gr5" style:family="graphic" style:parent-style-name="standard">
      <style:graphic-properties svg:stroke-color="#000000" draw:fill-color="#ffffff" draw:textarea-horizontal-align="left" draw:textarea-vertical-align="top" draw:auto-grow-height="false" fo:min-height="2.73cm" fo:min-width="5.075cm"/>
    </style:style>
    <style:style style:name="gr6" style:family="graphic" style:parent-style-name="standard">
      <style:graphic-properties svg:stroke-color="#000000" draw:fill-color="#ffffff" draw:textarea-horizontal-align="justify" draw:textarea-vertical-align="middle" draw:auto-grow-height="false" fo:min-height="1.344cm" fo:min-width="4.602cm"/>
    </style:style>
    <style:style style:name="gr7" style:family="graphic" style:parent-style-name="standard">
      <style:graphic-properties svg:stroke-color="#000000" draw:fill-color="#ffffff" draw:textarea-horizontal-align="justify" draw:textarea-vertical-align="middle" draw:auto-grow-height="false" fo:min-height="1.444cm" fo:min-width="5.922cm"/>
    </style:style>
    <style:style style:name="gr8" style:family="graphic" style:parent-style-name="standard">
      <style:graphic-properties svg:stroke-color="#000000" draw:fill-color="#ffffff" draw:textarea-horizontal-align="justify" draw:textarea-vertical-align="middle" draw:auto-grow-height="false" fo:min-height="2.042cm" fo:min-width="5.856cm"/>
    </style:style>
    <style:style style:name="gr9" style:family="graphic" style:parent-style-name="standard">
      <style:graphic-properties svg:stroke-color="#000000" draw:fill-color="#ffffff" draw:textarea-horizontal-align="justify" draw:textarea-vertical-align="middle" draw:auto-grow-height="false" fo:min-height="2.012cm" fo:min-width="3.541cm"/>
    </style:style>
    <style:style style:name="gr10" style:family="graphic" style:parent-style-name="standard">
      <style:graphic-properties svg:stroke-color="#000000" draw:fill-color="#ffffff" draw:textarea-horizontal-align="justify" draw:textarea-vertical-align="middle" draw:auto-grow-height="false" fo:min-height="1.829cm" fo:min-width="2.709cm"/>
    </style:style>
    <style:style style:name="gr11" style:family="graphic" style:parent-style-name="standard">
      <style:graphic-properties svg:stroke-color="#000000" draw:fill-color="#ffffff" draw:textarea-horizontal-align="justify" draw:textarea-vertical-align="middle" draw:auto-grow-height="false" fo:min-height="1.699cm" fo:min-width="6.148cm"/>
    </style:style>
    <style:style style:name="gr12" style:family="graphic" style:parent-style-name="objectwithoutfill">
      <style:graphic-properties svg:stroke-color="#000000" draw:marker-start="Arrow" draw:marker-start-width="0.3cm" draw:marker-end="Arrow" draw:marker-end-width="0.3cm" draw:fill="none" draw:fill-color="#ffffff" draw:textarea-vertical-align="middle"/>
    </style:style>
    <style:style style:name="gr13" style:family="graphic" style:parent-style-name="standard">
      <style:graphic-properties svg:stroke-color="#000000" draw:fill-color="#ffffff" draw:textarea-horizontal-align="left" draw:textarea-vertical-align="top" draw:auto-grow-height="false" fo:min-height="3.433cm" fo:min-width="17.788cm"/>
    </style:style>
    <style:style style:name="gr14" style:family="graphic" style:parent-style-name="standard">
      <style:graphic-properties svg:stroke-color="#000000" draw:fill-color="#ffffff" draw:textarea-horizontal-align="justify" draw:textarea-vertical-align="middle" draw:auto-grow-height="false" fo:min-height="1.744cm" fo:min-width="2.307cm"/>
    </style:style>
    <style:style style:name="gr15" style:family="graphic" style:parent-style-name="standard">
      <style:graphic-properties svg:stroke-color="#000000" draw:fill-color="#ffffff" draw:textarea-horizontal-align="justify" draw:textarea-vertical-align="middle" draw:auto-grow-height="false" fo:min-height="1.962cm" fo:min-width="3.348cm"/>
    </style:style>
    <style:style style:name="gr16" style:family="graphic" style:parent-style-name="standard">
      <style:graphic-properties svg:stroke-color="#000000" draw:fill-color="#ffffff" draw:textarea-horizontal-align="justify" draw:textarea-vertical-align="middle" draw:auto-grow-height="false" fo:min-height="1.303cm" fo:min-width="2.769cm"/>
    </style:style>
    <style:style style:name="gr17" style:family="graphic" style:parent-style-name="standard">
      <style:graphic-properties svg:stroke-color="#000000" draw:fill-color="#ffffff" draw:textarea-horizontal-align="justify" draw:textarea-vertical-align="middle" draw:auto-grow-height="false" fo:min-height="1.499cm" fo:min-width="2.454cm" fo:wrap-option="no-wrap"/>
    </style:style>
    <style:style style:name="gr18" style:family="graphic" style:parent-style-name="standard">
      <style:graphic-properties svg:stroke-color="#000000" draw:fill-color="#ffffff" draw:textarea-horizontal-align="justify" draw:textarea-vertical-align="middle" draw:auto-grow-height="false" fo:min-height="1.744cm" fo:min-width="2.936cm"/>
    </style:style>
    <style:style style:name="P1" style:family="paragraph">
      <style:paragraph-properties fo:text-align="center"/>
      <style:text-properties fo:font-size="16pt" style:font-size-asian="16pt" style:font-size-complex="16pt"/>
    </style:style>
    <style:style style:name="P2" style:family="paragraph">
      <loext:graphic-properties draw:fill-color="#ffffff"/>
      <style:paragraph-properties fo:text-align="center"/>
      <style:text-properties fo:font-size="16pt" style:font-size-asian="16pt" style:font-size-complex="16pt"/>
    </style:style>
    <style:style style:name="P3" style:family="paragraph">
      <style:paragraph-properties fo:text-align="center"/>
    </style:style>
    <style:style style:name="P4" style:family="paragraph">
      <loext:graphic-properties draw:fill-color="#ffffff"/>
      <style:paragraph-properties fo:text-align="center"/>
    </style:style>
    <style:style style:name="P5" style:family="paragraph">
      <loext:graphic-properties draw:fill="none" draw:fill-color="#ffffff"/>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loext:graphic-properties draw:fill-color="#ffffff"/>
      <style:paragraph-properties fo:text-align="center"/>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3.293cm" svg:height="2.94cm" svg:x="8.375cm" svg:y="14.316cm">
          <text:p text:style-name="P1"><text:span text:style-name="T1">SQLite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4" xml:id="id1" draw:id="id1" draw:layer="layout" svg:width="6.35cm" svg:height="2.486cm" svg:x="1.889cm" svg:y="11.468cm">
          <text:p text:style-name="P3"><text:span text:style-name="T2">SAX parser uses</text:span></text:p>
          <text:p text:style-name="P3"><text:span text:style-name="T1">AtomFeedXmlHandlerM</text:span></text:p>
          <text:p text:style-name="P3"><text:span text:style-name="T2">Which writes to the 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9" draw:id="id9" draw:layer="layout" svg:width="5.999cm" svg:height="2.695cm" svg:x="2.016cm" svg:y="3.159cm">
          <text:p text:style-name="P3">Atom XM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type="curve" svg:x1="5.064cm" svg:y1="13.954cm" svg:x2="8.375cm" svg:y2="15.786cm" draw:start-shape="id1" draw:start-glue-point="2" draw:end-shape="id2" draw:end-glue-point="6" svg:d="M5064 13954c0 1222 1103 1832 3311 1832" svg:viewBox="0 0 3312 1833">
          <text:p/>
        </draw:connector>
        <draw:g xml:id="id11" draw:id="id11">
          <draw:custom-shape draw:style-name="gr5" draw:text-style-name="P2" xml:id="id4" draw:id="id4" draw:layer="layout" svg:width="5.897cm" svg:height="3.302cm" svg:x="2.27cm" svg:y="17.764cm">
            <text:p text:style-name="P1"><text:span text:style-name="T1">ArticleActivity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5.274cm" svg:height="1.766cm" svg:x="2.549cm" svg:y="18.916cm">
            <text:p text:style-name="P1"><text:span text:style-name="T1">ArticleFragmentC</text:span></text:p>
            <text:p text:style-name="P1"><text:span text:style-name="T2">One for each artic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xml:id="id3" draw:id="id3" draw:layer="layout" svg:width="6.604cm" svg:height="1.876cm" svg:x="1.762cm" svg:y="7.858cm">
          <text:p text:style-name="P3"><text:span text:style-name="T1">FetchArticlesTaskC</text:span></text:p>
          <text:p text:style-name="P3"><text:span text:style-name="T2">downloads all artic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draw:type="curve" svg:x1="5.064cm" svg:y1="9.734cm" svg:x2="5.064cm" svg:y2="11.468cm" draw:start-shape="id3" draw:start-glue-point="2" draw:end-shape="id1" draw:end-glue-point="0" svg:d="M5064 9734v1734" svg:viewBox="0 0 1 1735">
          <text:p/>
        </draw:connector>
        <draw:connector draw:style-name="gr4" draw:text-style-name="P5" draw:layer="layout" draw:type="curve" svg:x1="8.375cm" svg:y1="15.786cm" svg:x2="5.218cm" svg:y2="17.764cm" draw:start-shape="id2" draw:start-glue-point="6" draw:end-shape="id4" draw:end-glue-point="0" svg:d="M8375 15786c-2105 0-3157 659-3157 1978" svg:viewBox="0 0 3158 1979">
          <text:p/>
        </draw:connector>
        <draw:custom-shape draw:style-name="gr8" draw:text-style-name="P7" xml:id="id7" draw:id="id7" draw:layer="layout" svg:width="6.604cm" svg:height="2.54cm" svg:x="12.684cm" svg:y="11.795cm">
          <text:p text:style-name="P6"><text:span text:style-name="T2">Android OS</text:span><text:span text:style-name="T2"><text:line-break/></text:span><text:span text:style-name="T1">SearchManager</text:span><text:span text:style-name="T2"><text:line-break/></text:span><text:span text:style-name="T2">displays a search a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xml:id="id5" draw:id="id5" draw:layer="layout" svg:width="5.715cm" svg:height="3.198cm" svg:x="8.366cm" svg:y="4.302cm">
          <text:p text:style-name="P3"><text:span text:style-name="T1">Timer goes off</text:span></text:p>
          <text:p text:style-name="P3"><text:span text:style-name="T3">* Before end of 2015: 1/day</text:span></text:p>
          <text:p text:style-name="P3"><text:span text:style-name="T3">* 2016 and on: 1/mon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6" draw:id="id6" draw:layer="layout" svg:width="4.537cm" svg:height="2.939cm" svg:x="13.735cm" svg:y="7.223cm">
          <text:p text:style-name="P1"><text:span text:style-name="T1">User presses</text:span><text:span text:style-name="T1"><text:line-break/></text:span><text:span text:style-name="T1">search butt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curve" svg:x1="11.223cm" svg:y1="7.5cm" svg:x2="8.366cm" svg:y2="8.796cm" draw:start-shape="id5" draw:start-glue-point="8" draw:end-shape="id3" svg:d="M11223 7500c0 864-952 1296-2857 1296" svg:viewBox="0 0 2858 1297">
          <text:p/>
        </draw:connector>
        <draw:connector draw:style-name="gr4" draw:text-style-name="P5" draw:layer="layout" draw:type="curve" svg:x1="16.004cm" svg:y1="10.162cm" svg:x2="15.986cm" svg:y2="11.795cm" draw:start-shape="id6" draw:start-glue-point="8" draw:end-shape="id7" draw:end-glue-point="0" svg:d="M16004 10162c0 1225-18 409-18 1633" svg:viewBox="0 0 19 1634">
          <text:p/>
        </draw:connector>
        <draw:custom-shape draw:style-name="gr11" draw:text-style-name="P2" xml:id="id8" draw:id="id8" draw:layer="layout" svg:width="6.858cm" svg:height="2.159cm" svg:x="11.541cm" svg:y="18.145cm">
          <text:p text:style-name="P1"><text:span text:style-name="T1">SearchResultsActivityC</text:span></text:p>
          <text:p text:style-name="P1"><text:span text:style-name="T2">presents the sear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draw:type="curve" svg:x1="15.986cm" svg:y1="14.335cm" svg:x2="11.668cm" svg:y2="15.786cm" draw:start-shape="id7" draw:start-glue-point="2" draw:end-shape="id2" draw:end-glue-point="8" svg:d="M15986 14335c0 968-1439 1451-4318 1451" svg:viewBox="0 0 4319 1452">
          <text:p/>
        </draw:connector>
        <draw:connector draw:style-name="gr4" draw:text-style-name="P5" draw:layer="layout" draw:type="curve" svg:x1="11.668cm" svg:y1="15.786cm" svg:x2="14.97cm" svg:y2="18.145cm" draw:start-shape="id2" draw:start-glue-point="8" draw:end-shape="id8" draw:end-glue-point="0" svg:d="M11668 15786c2202 0 3302 786 3302 2359" svg:viewBox="0 0 3303 2360">
          <text:p/>
        </draw:connector>
        <draw:connector draw:style-name="gr12" draw:text-style-name="P5" draw:layer="layout" draw:type="curve" svg:x1="5.064cm" svg:y1="7.858cm" svg:x2="5.015cm" svg:y2="5.854cm" draw:start-shape="id3" draw:start-glue-point="0" draw:end-shape="id9" svg:d="M5064 7858c0-1503-49-501-49-2004" svg:viewBox="0 0 50 2005">
          <text:p/>
        </draw:connector>
        <draw:custom-shape draw:style-name="gr13" draw:text-style-name="P7" draw:layer="layout" svg:width="18.288cm" svg:height="3.683cm" svg:x="1.381cm" svg:y="24.622cm">
          <text:p text:style-name="P6"><text:span text:style-name="T2">Legend</text:span></text:p>
          <draw:enhanced-geometry svg:viewBox="0 0 21600 21600" draw:type="rectangle" draw:enhanced-path="M 0 0 L 21600 0 21600 21600 0 21600 0 0 Z N"/>
        </draw:custom-shape>
        <draw:custom-shape draw:style-name="gr14" draw:text-style-name="P2" draw:layer="layout" svg:width="3.969cm" svg:height="2.818cm" svg:x="2.016cm" svg:y="25.22cm">
          <text:p text:style-name="P1"><text:span text:style-name="T1">Ev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4.086cm" svg:height="2.45cm" svg:x="6.588cm" svg:y="25.257cm">
          <text:p text:style-name="P1"><text:span text:style-name="T1">C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3.268cm" svg:height="2.94cm" svg:x="11.16cm" svg:y="25.111cm">
          <text:p text:style-name="P1"><text:span text:style-name="T1">Data 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2" draw:layer="layout" svg:width="4.521cm" svg:height="2.695cm" svg:x="14.767cm" svg:y="25.257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 xml:id="id10" draw:id="id10" draw:layer="layout" svg:width="4.858cm" svg:height="2.818cm" svg:x="7.985cm" svg:y="21.193cm">
          <text:p text:style-name="P1"><text:span text:style-name="T1">User chooses</text:span><text:span text:style-name="T1"><text:line-break/></text:span><text:span text:style-name="T1">a result r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curve" svg:x1="14.97cm" svg:y1="20.304cm" svg:x2="12.843cm" svg:y2="22.602cm" draw:start-shape="id8" draw:start-glue-point="2" draw:end-shape="id10" draw:end-glue-point="10" svg:d="M14970 20304c0 1532-709 2298-2127 2298" svg:viewBox="0 0 2128 2299">
          <text:p/>
        </draw:connector>
        <draw:connector draw:style-name="gr4" draw:text-style-name="P5" draw:layer="layout" draw:type="curve" svg:x1="7.985cm" svg:y1="22.602cm" svg:x2="5.218cm" svg:y2="21.066cm" draw:start-shape="id10" draw:start-glue-point="6" draw:end-shape="id11" svg:d="M7985 22602c-1845 0-2767-512-2767-1536" svg:viewBox="0 0 2768 153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0T09:37:55.617998711</meta:creation-date>
    <dc:date>2015-08-29T14:24:49.798346996</dc:date>
    <meta:editing-duration>PT5H15M52S</meta:editing-duration>
    <meta:editing-cycles>20</meta:editing-cycles>
    <meta:generator>LibreOffice/4.4.2.2$Linux_X86_64 LibreOffice_project/40m0$Build-2</meta:generator>
    <meta:document-statistic meta:object-count="27"/>
  </office:meta>
</office:document-meta>
</file>